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OperationHint.toString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lterOperationHint.FilterOperationHin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OperationHint.equal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OperationHi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OperationH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